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44c" officeooo:paragraph-rsid="000d244c"/>
    </style:style>
    <style:style style:name="P2" style:family="paragraph" style:parent-style-name="Standard">
      <style:text-properties officeooo:rsid="000d4f3c" officeooo:paragraph-rsid="000d4f3c"/>
    </style:style>
    <style:style style:name="P3" style:family="paragraph" style:parent-style-name="Preformatted_20_Text">
      <style:text-properties fo:color="#808080" style:font-name="DejaVu Sans Mono" fo:font-size="11.3999996185303pt" fo:font-style="italic" officeooo:rsid="000d4f3c" officeooo:paragraph-rsid="000d4f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AL SWELLING EXPS</text:p>
      <text:p text:style-name="P1"/>
      <text:p text:style-name="P1">1. anion_in</text:p>
      <text:p text:style-name="P1"/>
      <text:p text:style-name="P1">/usr/bin/python3.5 /home/kmd/Documents/multi-compartment_multi-anion/main.py</text:p>
      <text:p text:style-name="P1">[]</text:p>
      <text:p text:style-name="P1">main</text:p>
      <text:p text:style-name="P1">Compartment reference not osmo-neutral</text:p>
      <text:p text:style-name="P1">Compartment dendrite left not osmo-neutral</text:p>
      <text:p text:style-name="P1">Compartment dendrite right 1 not osmo-neutral</text:p>
      <text:p text:style-name="P1">Compartment dendrite right 2 not osmo-neutral</text:p>
      <text:p text:style-name="P1">Compartment dendrite right 3 not osmo-neutral</text:p>
      <text:p text:style-name="P1">Compartment dendrite right 4 not osmo-neutral</text:p>
      <text:p text:style-name="P1">Compartment dendrite right 5 not osmo-neutral</text:p>
      <text:p text:style-name="P1">Compartment dendrite right 6 not osmo-neutral</text:p>
      <text:p text:style-name="P1">Compartment dendrite right 7 not osmo-neutral</text:p>
      <text:p text:style-name="P1">Compartment dendrite right 8 not osmo-neutral</text:p>
      <text:p text:style-name="P1">running from 0.000000 s until 100.000000 s with time step of 0.001 seconds </text:p>
      <text:p text:style-name="P1">time taken: 43.658712</text:p>
      <text:p text:style-name="P1">dendrite left&lt;-reference</text:p>
      <text:p text:style-name="P1">reference&lt;-dendrite right 1</text:p>
      <text:p text:style-name="P1">dendrite right 1&lt;-dendrite right 2</text:p>
      <text:p text:style-name="P1">dendrite right 2&lt;-dendrite right 3</text:p>
      <text:p text:style-name="P1">dendrite right 3&lt;-dendrite right 4</text:p>
      <text:p text:style-name="P1">dendrite right 4&lt;-dendrite right 5</text:p>
      <text:p text:style-name="P1">dendrite right 5&lt;-dendrite right 6</text:p>
      <text:p text:style-name="P1">dendrite right 6&lt;-dendrite right 7</text:p>
      <text:p text:style-name="P1">dendrite right 7&lt;-dendrite right 8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/usr/local/lib/python3.5/dist-packages/matplotlib/backend_bases.py:2437: MatplotlibDeprecationWarning: Using default event loop until function specific to this GUI is implemented</text:p>
      <text:p text:style-name="P1"><text:s text:c="2"/>warnings.warn(str, mplDeprecation)</text:p>
      <text:p text:style-name="P1">running from 100.000000 s until 120.000000 s with time step of 0.001 seconds </text:p>
      <text:p text:style-name="P1">time taken: 68.259688</text:p>
      <text:p text:style-name="P1">2017-08-20 16:08:48.185982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4021810496647<text:tab/>0.005164021810496647<text:tab/>0.005164021810496647<text:tab/></text:p>
      <text:p text:style-name="P1">ki <text:s text:c="7"/>0.123000038707617110<text:tab/>0.123000038707617110<text:tab/>0.123000038707617110<text:tab/></text:p>
      <text:p text:style-name="P1">nai <text:s text:c="6"/>0.013845506976042055<text:tab/>0.013845506976042055<text:tab/>0.013845506976042055<text:tab/></text:p>
      <text:p text:style-name="P1">xi <text:s text:c="7"/>0.154990432505853454<text:tab/>0.154990432505853454<text:tab/>0.154990432505853454<text:tab/></text:p>
      <text:p text:style-name="P1">pkcc2 <text:s text:c="4"/>0.000000200000000000<text:tab/>0.000000200000000000<text:tab/>0.000000200000000000<text:tab/></text:p>
      <text:p text:style-name="P1">gx <text:s text:c="7"/>0.000000000000000000<text:tab/>0.000000000000000000<text:tab/>0.000000000000000000<text:tab/></text:p>
      <text:p text:style-name="P1">w <text:s text:c="8"/>0.000000000000007810<text:tab/>0.000000000000007810<text:tab/>0.000000000000007810<text:tab/></text:p>
      <text:p text:style-name="P1">[49, 49, 49, 49, 49, 49, 49, 49, 49, 49]</text:p>
      <text:p text:style-name="P1">[49, 49, 49, 49, 49, 49, 49, 49, 49, 49]</text:p>
      <text:p text:style-name="P1"><text:soft-page-break/>[49, 49, 49, 49, 49, 49, 49, 49, 49, 49]</text:p>
      <text:p text:style-name="P1">running from 120.000000 s until 130.000000 s with time step of 1e-06 seconds </text:p>
      <text:p text:style-name="P1">time taken: 9017.63701</text:p>
      <text:p text:style-name="P1">2017-08-20 18:41:06.658888</text:p>
      <text:p text:style-name="P1">Ion concentrations during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982997186063809<text:tab/>0.005063346319172423<text:tab/>0.005092874492758424<text:tab/></text:p>
      <text:p text:style-name="P1">ki <text:s text:c="7"/>0.124972656594523029<text:tab/>0.123023865278330619<text:tab/>0.122982812621854856<text:tab/></text:p>
      <text:p text:style-name="P1">nai <text:s text:c="6"/>0.014022920938008172<text:tab/>0.013813699915908922<text:tab/>0.013857042187839513<text:tab/></text:p>
      <text:p text:style-name="P1">xi <text:s text:c="7"/>0.157719802000937798<text:tab/>0.155100284944840378<text:tab/>0.155068131871412079<text:tab/></text:p>
      <text:p text:style-name="P1">pkcc2 <text:s text:c="4"/>0.000000200000000000<text:tab/>0.000000200000000000<text:tab/>0.000000200000000000<text:tab/></text:p>
      <text:p text:style-name="P1">gx <text:s text:c="7"/>1.000000000000000000<text:tab/>0.000000000000000000<text:tab/>0.000000000000000000<text:tab/></text:p>
      <text:p text:style-name="P1">w <text:s text:c="8"/>0.000000000000012119<text:tab/>0.000000000000007804<text:tab/>0.000000000000007806<text:tab/></text:p>
      <text:p text:style-name="P1">[49, 62, 49, 49, 49, 49, 49, 49, 49, 49]</text:p>
      <text:p text:style-name="P1">[49, 62, 49, 49, 49, 49, 49, 49, 49, 49]</text:p>
      <text:p text:style-name="P1">[49, 62, 49, 49, 49, 49, 49, 49, 49, 49]</text:p>
      <text:p text:style-name="P1">running from 130.000000 s until 140.000000 s with time step of 1e-06 seconds </text:p>
      <text:p text:style-name="P1">time taken: 17921.343377</text:p>
      <text:p text:style-name="P1">2017-08-20 21:09:55.054990</text:p>
      <text:p text:style-name="P1">Ion concentrations immediately after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998343060189571<text:tab/>0.005078850675749736<text:tab/>0.005103990755854602<text:tab/></text:p>
      <text:p text:style-name="P1">ki <text:s text:c="7"/>0.124973024038625646<text:tab/>0.123021128829149243<text:tab/>0.122985539972078756<text:tab/></text:p>
      <text:p text:style-name="P1">nai <text:s text:c="6"/>0.014028516417602071<text:tab/>0.013817594299946945<text:tab/>0.013855151697575251<text:tab/></text:p>
      <text:p text:style-name="P1">xi <text:s text:c="7"/>0.157698854818837664<text:tab/>0.155083281391145050<text:tab/>0.155055929776393431<text:tab/></text:p>
      <text:p text:style-name="P1">pkcc2 <text:s text:c="4"/>0.000000200000000000<text:tab/>0.000000200000000000<text:tab/>0.000000200000000000<text:tab/></text:p>
      <text:p text:style-name="P1">gx <text:s text:c="7"/>1.000000000000000000<text:tab/>0.000000000000000000<text:tab/>0.000000000000000000<text:tab/></text:p>
      <text:p text:style-name="P1">w <text:s text:c="8"/>0.000000000000017575<text:tab/>0.000000000000007805<text:tab/>0.000000000000007806<text:tab/></text:p>
      <text:p text:style-name="P1">[49, 74, 49, 49, 49, 49, 49, 49, 49, 49]</text:p>
      <text:p text:style-name="P1">[49, 74, 49, 49, 49, 49, 49, 49, 49, 49]</text:p>
      <text:p text:style-name="P1">[49, 74, 49, 49, 49, 49, 49, 49, 49, 49]</text:p>
      <text:p text:style-name="P1">running from 140.000000 s until 150.000000 s with time step of 1e-06 seconds </text:p>
      <text:p text:style-name="P1">time taken: 26992.998285</text:p>
      <text:p text:style-name="P1">2017-08-20 23:41:35.003197</text:p>
      <text:p text:style-name="P1">Ion concentrations at almos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3601613856543<text:tab/>0.005164018420374076<text:tab/>0.005164022184900629<text:tab/></text:p>
      <text:p text:style-name="P1">ki <text:s text:c="7"/>0.123010153659900173<text:tab/>0.123000210033939017<text:tab/>0.123000050836945929<text:tab/></text:p>
      <text:p text:style-name="P1">nai <text:s text:c="6"/>0.013846420819950038<text:tab/>0.013845335494877906<text:tab/>0.013845494998141011<text:tab/></text:p>
      <text:p text:style-name="P1">xi <text:s text:c="7"/>0.154979824600824795<text:tab/>0.154990436317152369<text:tab/>0.154990432231236180<text:tab/></text:p>
      <text:p text:style-name="P1">pkcc2 <text:s text:c="4"/>0.000000200000000000<text:tab/>0.000000200000000000<text:tab/>0.000000200000000000<text:tab/></text:p>
      <text:p text:style-name="P1">gx <text:s text:c="7"/>0.000000000000000000<text:tab/>0.000000000000000000<text:tab/>0.000000000000000000<text:tab/></text:p>
      <text:p text:style-name="P1">w <text:s text:c="8"/>0.000000000000017884<text:tab/>0.000000000000007810<text:tab/>0.000000000000007810<text:tab/></text:p>
      <text:p text:style-name="P1">[49, 75, 49, 49, 49, 49, 49, 49, 49, 49]</text:p>
      <text:p text:style-name="P1">[49, 75, 49, 49, 49, 49, 49, 49, 49, 49]</text:p>
      <text:p text:style-name="P1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1"><text:soft-page-break/><text:s text:c="2"/>max_open_warning, RuntimeWarning)</text:p>
      <text:p text:style-name="P1">[49, 75, 49, 49, 49, 49, 49, 49, 49, 49]</text:p>
      <text:p text:style-name="P1">running from 150.000000 s until 170.000000 s with time step of 1e-06 seconds </text:p>
      <text:p text:style-name="P1">time taken: 44852.873569</text:p>
      <text:p text:style-name="P1">2017-08-21 04:40:07.518275</text:p>
      <text:p text:style-name="P1">Ion concentrations a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3601797213938<text:tab/>0.005164018596069063<text:tab/>0.005164022350797289<text:tab/></text:p>
      <text:p text:style-name="P1">ki <text:s text:c="7"/>0.123010153372642622<text:tab/>0.123000209921989012<text:tab/>0.123000050735188729<text:tab/></text:p>
      <text:p text:style-name="P1">nai <text:s text:c="6"/>0.013846420808937616<text:tab/>0.013845335503019885<text:tab/>0.013845495002305407<text:tab/></text:p>
      <text:p text:style-name="P1">xi <text:s text:c="7"/>0.154979824033993185<text:tab/>0.154990435988098640<text:tab/>0.154990431921029070<text:tab/></text:p>
      <text:p text:style-name="P1">pkcc2 <text:s text:c="4"/>0.000000200000000000<text:tab/>0.000000200000000000<text:tab/>0.000000200000000000<text:tab/></text:p>
      <text:p text:style-name="P1">gx <text:s text:c="7"/>0.000000000000000000<text:tab/>0.000000000000000000<text:tab/>0.000000000000000000<text:tab/></text:p>
      <text:p text:style-name="P1">w <text:s text:c="8"/>0.000000000000017884<text:tab/>0.000000000000007810<text:tab/>0.000000000000007810<text:tab/></text:p>
      <text:p text:style-name="P1">[49, 75, 49, 49, 49, 49, 49, 49, 49, 49]</text:p>
      <text:p text:style-name="P1">[49, 75, 49, 49, 49, 49, 49, 49, 49, 49]</text:p>
      <text:p text:style-name="P1">[49, 75, 49, 49, 49, 49, 49, 49, 49, 49]</text:p>
      <text:p text:style-name="P1">running from 170.000000 s until 190.000000 s with time step of 1e-06 seconds </text:p>
      <text:p text:style-name="P1"/>
      <text:p text:style-name="P2">2. KCC2</text:p>
      <text:p text:style-name="P2"/>
      <text:p text:style-name="P3">#[sim, gui] = main(new_gx=0, jkccup=1e-13, anion_flux=False, default_xz=-1, nrcomps=7, dz=0, textra=10, say='graphs/rad_kcc_')</text:p>
      <text:p text:style-name="P2"/>
      <text:p text:style-name="P2"/>
      <text:p text:style-name="P2">/usr/bin/python3.5 /home/kmd/Documents/multi-compartment_multi-anion/main.py</text:p>
      <text:p text:style-name="P2">[]</text:p>
      <text:p text:style-name="P2">main</text:p>
      <text:p text:style-name="P2">Compartment reference not osmo-neutral</text:p>
      <text:p text:style-name="P2">Compartment dendrite left not osmo-neutral</text:p>
      <text:p text:style-name="P2">Compartment dendrite right 1 not osmo-neutral</text:p>
      <text:p text:style-name="P2">Compartment dendrite right 2 not osmo-neutral</text:p>
      <text:p text:style-name="P2">Compartment dendrite right 3 not osmo-neutral</text:p>
      <text:p text:style-name="P2">Compartment dendrite right 4 not osmo-neutral</text:p>
      <text:p text:style-name="P2">Compartment dendrite right 5 not osmo-neutral</text:p>
      <text:p text:style-name="P2">Compartment dendrite right 6 not osmo-neutral</text:p>
      <text:p text:style-name="P2">Compartment dendrite right 7 not osmo-neutral</text:p>
      <text:p text:style-name="P2">Compartment dendrite right 8 not osmo-neutral</text:p>
      <text:p text:style-name="P2">running from 0.000000 s until 100.000000 s with time step of 0.001 seconds </text:p>
      <text:p text:style-name="P2">time taken: 46.398474</text:p>
      <text:p text:style-name="P2">dendrite left&lt;-reference</text:p>
      <text:p text:style-name="P2">reference&lt;-dendrite right 1</text:p>
      <text:p text:style-name="P2">dendrite right 1&lt;-dendrite right 2</text:p>
      <text:p text:style-name="P2">dendrite right 2&lt;-dendrite right 3</text:p>
      <text:p text:style-name="P2">dendrite right 3&lt;-dendrite right 4</text:p>
      <text:p text:style-name="P2">dendrite right 4&lt;-dendrite right 5</text:p>
      <text:p text:style-name="P2">dendrite right 5&lt;-dendrite right 6</text:p>
      <text:p text:style-name="P2">dendrite right 6&lt;-dendrite right 7</text:p>
      <text:p text:style-name="P2">dendrite right 7&lt;-dendrite right 8</text:p>
      <text:p text:style-name="P2"><text:soft-page-break/>[49, 49, 49, 49, 49, 49, 49, 49, 49, 49]</text:p>
      <text:p text:style-name="P2">[49, 49, 49, 49, 49, 49, 49, 49, 49, 49]</text:p>
      <text:p text:style-name="P2">[49, 49, 49, 49, 49, 49, 49, 49, 49, 49]</text:p>
      <text:p text:style-name="P2">/usr/local/lib/python3.5/dist-packages/matplotlib/backend_bases.py:2437: MatplotlibDeprecationWarning: Using default event loop until function specific to this GUI is implemented</text:p>
      <text:p text:style-name="P2"><text:s text:c="2"/>warnings.warn(str, mplDeprecation)</text:p>
      <text:p text:style-name="P2">running from 100.000000 s until 120.000000 s with time step of 0.001 seconds </text:p>
      <text:p text:style-name="P2">time taken: 71.659123</text:p>
      <text:p text:style-name="P2">2017-08-23 07:46:21.227585</text:p>
      <text:p text:style-name="P2">Ion concentrations given diffusion between compartments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5164021810496647<text:tab/>0.005164021810496647<text:tab/>0.005164021810496647<text:tab/></text:p>
      <text:p text:style-name="P2">ki <text:s text:c="7"/>0.123000038707617110<text:tab/>0.123000038707617110<text:tab/>0.123000038707617110<text:tab/></text:p>
      <text:p text:style-name="P2">nai <text:s text:c="6"/>0.013845506976042055<text:tab/>0.013845506976042055<text:tab/>0.013845506976042055<text:tab/></text:p>
      <text:p text:style-name="P2">xi <text:s text:c="7"/>0.154990432505853454<text:tab/>0.154990432505853454<text:tab/>0.154990432505853454<text:tab/></text:p>
      <text:p text:style-name="P2">pkcc2 <text:s text:c="4"/>0.000000200000000000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810<text:tab/>0.000000000000007810<text:tab/>0.000000000000007810<text:tab/></text:p>
      <text:p text:style-name="P2">[49, 49, 49, 49, 49, 49, 49, 49, 49, 49]</text:p>
      <text:p text:style-name="P2">[49, 49, 49, 49, 49, 49, 49, 49, 49, 49]</text:p>
      <text:p text:style-name="P2">[49, 49, 49, 49, 49, 49, 49, 49, 49, 49]</text:p>
      <text:p text:style-name="P2">running from 120.000000 s until 130.000000 s with time step of 1e-06 seconds </text:p>
      <text:p text:style-name="P2">time taken: 9177.325995</text:p>
      <text:p text:style-name="P2">2017-08-23 10:21:08.691899</text:p>
      <text:p text:style-name="P2">Ion concentrations during event from the dendritic compartment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4231079960334451<text:tab/>0.004270779303711594<text:tab/>0.004832700787634716<text:tab/></text:p>
      <text:p text:style-name="P2">ki <text:s text:c="7"/>0.122870441186357884<text:tab/>0.122879438413257727<text:tab/>0.122957130507448373<text:tab/></text:p>
      <text:p text:style-name="P2">nai <text:s text:c="6"/>0.013884722633978500<text:tab/>0.013879548846453297<text:tab/>0.013855827481888051<text:tab/></text:p>
      <text:p text:style-name="P2">xi <text:s text:c="7"/>0.155982577734498196<text:tab/>0.155940355523579016<text:tab/>0.155342505355611338<text:tab/></text:p>
      <text:p text:style-name="P2">pkcc2 <text:s text:c="4"/>0.000002199999999436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760<text:tab/>0.000000000000007762<text:tab/>0.000000000000007792<text:tab/></text:p>
      <text:p text:style-name="P2">[49, 49, 49, 49, 49, 49, 49, 49, 49, 49]</text:p>
      <text:p text:style-name="P2">[49, 49, 49, 49, 49, 49, 49, 49, 49, 49]</text:p>
      <text:p text:style-name="P2">[49, 49, 49, 49, 49, 49, 49, 49, 49, 49]</text:p>
      <text:p text:style-name="P2">running from 130.000000 s until 140.000000 s with time step of 1e-06 seconds </text:p>
      <text:p text:style-name="P2">time taken: 18230.318861</text:p>
      <text:p text:style-name="P2">2017-08-23 12:52:25.997441</text:p>
      <text:p text:style-name="P2">Ion concentrations immediately after event from the dendritic compartment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928643828577183<text:tab/>0.003981848644574537<text:tab/>0.004721326979823308<text:tab/></text:p>
      <text:p text:style-name="P2">ki <text:s text:c="7"/>0.122840956134785934<text:tab/>0.122852525134390170<text:tab/>0.122947713823476745<text:tab/></text:p>
      <text:p text:style-name="P2">nai <text:s text:c="6"/>0.013898065020704361<text:tab/>0.013891081354158969<text:tab/>0.013859434653651000<text:tab/></text:p>
      <text:p text:style-name="P2">xi <text:s text:c="7"/>0.156319712818332179<text:tab/>0.156262492734085379<text:tab/>0.155466924048963978<text:tab/></text:p>
      <text:p text:style-name="P2">pkcc2 <text:s text:c="4"/>0.000004199999998221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743<text:tab/>0.000000000000007746<text:tab/>0.000000000000007786<text:tab/></text:p>
      <text:p text:style-name="P2"><text:soft-page-break/>[49, 49, 49, 49, 49, 49, 49, 49, 49, 49]</text:p>
      <text:p text:style-name="P2">[49, 49, 49, 49, 49, 49, 49, 49, 49, 49]</text:p>
      <text:p text:style-name="P2">[49, 49, 49, 49, 49, 49, 49, 49, 49, 49]</text:p>
      <text:p text:style-name="P2">running from 140.000000 s until 150.000000 s with time step of 1e-06 seconds </text:p>
      <text:p text:style-name="P2">time taken: 27263.711725</text:p>
      <text:p text:style-name="P2">2017-08-23 15:23:29.417810</text:p>
      <text:p text:style-name="P2">Ion concentrations at almost steady state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925899895616045<text:tab/>0.003978775633991759<text:tab/>0.004716984370616653<text:tab/></text:p>
      <text:p text:style-name="P2">ki <text:s text:c="7"/>0.122846520207007689<text:tab/>0.122857802228385576<text:tab/>0.122949462287699554<text:tab/></text:p>
      <text:p text:style-name="P2">nai <text:s text:c="6"/>0.013898079468279858<text:tab/>0.013891088403416085<text:tab/>0.013859444652080000<text:tab/></text:p>
      <text:p text:style-name="P2">xi <text:s text:c="7"/>0.156329511051648357<text:tab/>0.156272331808616438<text:tab/>0.155474107891987651<text:tab/></text:p>
      <text:p text:style-name="P2">pkcc2 <text:s text:c="4"/>0.000004199999998221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743<text:tab/>0.000000000000007746<text:tab/>0.000000000000007785<text:tab/></text:p>
      <text:p text:style-name="P2">[49, 49, 49, 49, 49, 49, 49, 49, 49, 49]</text:p>
      <text:p text:style-name="P2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2"><text:s text:c="2"/>max_open_warning, RuntimeWarning)</text:p>
      <text:p text:style-name="P2">[49, 49, 49, 49, 49, 49, 49, 49, 49, 49]</text:p>
      <text:p text:style-name="P2">[49, 49, 49, 49, 49, 49, 49, 49, 49, 49]</text:p>
      <text:p text:style-name="P2">running from 150.000000 s until 170.000000 s with time step of 1e-06 second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6:56:33.022937636</meta:creation-date>
    <dc:date>2017-08-23T15:37:28.967984635</dc:date>
    <meta:editing-duration>P2DT8H40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203" meta:word-count="1245" meta:character-count="11511" meta:non-whitespace-character-count="9674"/>
  </office:meta>
</office:document-meta>
</file>